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color="#ffffff"/>
    </style:style>
    <style:style style:name="P4" style:family="paragraph">
      <style:paragraph-properties fo:margin-top="0.5cm" fo:margin-bottom="0cm"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3.685cm" presentation:class="subtitle">
          <draw:text-box>
            <text:p text:style-name="P1">Teoria de la equidad, espectativas, y de la finalidad</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list text:style-name="L2">
              <text:list-item>
                <text:p text:style-name="P4">Teoria de la equidad</text:p>
              </text:list-item>
            </text:list>
          </draw:text-box>
        </draw:frame>
        <draw:frame presentation:style-name="pr4" draw:layer="layout" svg:width="25.199cm" svg:height="9.134cm" svg:x="1.4cm" svg:y="3.685cm" presentation:class="outline" presentation:user-transformed="true">
          <draw:text-box>
            <text:list text:style-name="L3">
              <text:list-item>
                <text:p>Desarrollada por el psicólogo estadounidense John Stacey Adams en 1963, defiende que el esfuerzo de un empleado mantiene un equilibrio entre los estímulos que recibe por parte del empresario, compañeros de trabajo, experiencia…, con los</text:p>
              </text:list-item>
              <text:list-item>
                <text:p/>
              </text:list-item>
              <text:list-item>
                <text:p>https://iwofr.org/es/teor%C3%ADa-de-la-equidad-de-adams/</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list text:style-name="L2">
              <text:list-item>
                <text:p text:style-name="P4">Teoria de la espectativas</text:p>
              </text:list-item>
            </text:list>
          </draw:text-box>
        </draw:frame>
        <draw:frame presentation:style-name="pr4" draw:layer="layout" svg:width="25.199cm" svg:height="9.134cm" svg:x="1.4cm" svg:y="3.685cm" presentation:class="outline" presentation:user-transformed="true">
          <draw:text-box>
            <text:list text:style-name="L3">
              <text:list-item>
                <text:p>Desarrolladad por el psicologo canadiense Victor Vroom en 1964, argumenta que las motivaciones de las personas están condicionadas por tres factores:</text:p>
              </text:list-item>
              <text:list-item>
                <text:p>Espectativa, valencia, instrumentalidad</text:p>
              </text:list-item>
              <text:list-item>
                <text:p/>
              </text:list-item>
              <text:list-item>
                <text:p>https://psicologiaymente.com/organizaciones/teoria-expectativa-vroom</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629cm" svg:x="1.4cm" svg:y="0.628cm" presentation:class="title">
          <draw:text-box>
            <text:p>Teroria de la fijación</text:p>
          </draw:text-box>
        </draw:frame>
        <draw:frame presentation:style-name="pr4" draw:layer="layout" svg:width="25.199cm" svg:height="9.134cm" svg:x="1.4cm" svg:y="3.685cm" presentation:class="outline">
          <draw:text-box>
            <text:list text:style-name="L3">
              <text:list-item>
                <text:p>Desarrollada por Edwin Locke en 1968, desarrolla que la motivación de las acciones humanas se rigen por ciertas condiciones para alcanzar objetivos</text:p>
              </text:list-item>
              <text:list-item>
                <text:p/>
              </text:list-item>
              <text:list-item>
                <text:p>https://psicologiaymente.com/psicologia/teoria-fijacion-metas-locke</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e_20_Touch" draw:display-name="Blue Touch" draw:style="linear" draw:start-color="#b4c7dc" draw:end-color="#dee6ef" draw:start-intensity="100%" draw:end-intensity="100%" draw:angle="1deg" draw:border="0%"/>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gradient" draw:fill-gradient-name="Blue_20_Touch" draw:gradient-step-count="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gradient" draw:fill-gradient-name="Blue_20_Touch" draw:gradient-step-count="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06:21:09.775000000</meta:creation-date>
    <dc:date>2022-05-26T06:46:16.056000000</dc:date>
    <meta:editing-duration>PT4M45S</meta:editing-duration>
    <meta:editing-cycles>1</meta:editing-cycles>
    <meta:document-statistic meta:object-count="36"/>
    <meta:generator>LibreOffice/7.2.1.2$Windows_X86_64 LibreOffice_project/87b77fad49947c1441b67c559c339af8f3517e22</meta:generator>
  </office:meta>
</office:document-meta>
</file>